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b79" officeooo:paragraph-rsid="00088b79"/>
    </style:style>
    <style:style style:name="P2" style:family="paragraph" style:parent-style-name="Standard">
      <style:text-properties officeooo:rsid="0010e946" officeooo:paragraph-rsid="0010e946"/>
    </style:style>
    <style:style style:name="P3" style:family="paragraph" style:parent-style-name="Standard">
      <style:text-properties officeooo:rsid="00116db0" officeooo:paragraph-rsid="00116db0"/>
    </style:style>
    <style:style style:name="P4" style:family="paragraph" style:parent-style-name="Standard">
      <style:text-properties officeooo:rsid="001283d2" officeooo:paragraph-rsid="001283d2"/>
    </style:style>
    <style:style style:name="P5" style:family="paragraph" style:parent-style-name="Standard">
      <style:text-properties officeooo:rsid="00088b79" officeooo:paragraph-rsid="00088b79"/>
    </style:style>
    <style:style style:name="T1" style:family="text">
      <style:text-properties officeooo:rsid="0010e946"/>
    </style:style>
    <style:style style:name="T2" style:family="text">
      <style:text-properties officeooo:rsid="00116db0"/>
    </style:style>
    <style:style style:name="T3" style:family="text">
      <style:text-properties officeooo:rsid="0013c1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akah museum: </text:span>makahmuseum@centurytel.net</text:p>
      <text:p text:style-name="P1"/>
      <text:p text:style-name="P2"><text:span text:style-name="T3">To whom it may concern</text:span>,</text:p>
      <text:p text:style-name="P2"/>
      <text:p text:style-name="P2">my name is Chris Bentz, I’m a PostDoc at the University of Zurich involved in a project to build a text corpus for 100 typologically diverse languages in order to<text:span text:style-name="T2"> also give under-resourced languages a place in corpus linguistics</text:span> (<text:a xlink:type="simple" xlink:href="https://www.spur.uzh.ch/en/departments/research/textgroup/MorphDiv.html" text:style-name="Internet_20_link" text:visited-style-name="Visited_20_Internet_20_Link">https://www.spur.uzh.ch/en/departments/research/textgroup/MorphDiv.html</text:a>). <text:span text:style-name="T2">Particularly for some of the vulnerable languages it is a difficult task to find text material. In our search we came across your publication on Makah whale hunting (http://content.lib.washington.edu/cmpweb/exhibits/makah/whaling-in-makah.html), and since Makah is one of the languages in our sample, we wanted to ask you whether you would have any objections if we use this text in our corpus, of course with reference to your website. The aim is to eventually make the corpus available to the public. </text:span></text:p>
      <text:p text:style-name="P2"/>
      <text:p text:style-name="P4">Also, if you have further texts on the language (e.g. in the form of hand-written field notes) that you are willing to share, we have some funds available and are currently developing some expertise at automatically transcribing hand-written manuscripts. So this could be mutually profitable.</text:p>
      <text:p text:style-name="P2"/>
      <text:p text:style-name="P3">Thanks for your time,</text:p>
      <text:p text:style-name="P3"/>
      <text:p text:style-name="P3">Chris Ben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16:27.477302933</meta:creation-date>
    <dc:date>2019-03-21T15:52:02.339447784</dc:date>
    <meta:editing-duration>PT25M7S</meta:editing-duration>
    <meta:editing-cycles>4</meta:editing-cycles>
    <meta:generator>LibreOffice/6.0.6.2$Linux_X86_64 LibreOffice_project/00m0$Build-2</meta:generator>
    <meta:document-statistic meta:table-count="0" meta:image-count="0" meta:object-count="0" meta:page-count="1" meta:paragraph-count="6" meta:word-count="177" meta:character-count="1194" meta:non-whitespace-character-count="1022"/>
  </office:meta>
</office:document-meta>
</file>